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las" svg:font-family="Conslas"/>
    <style:font-face style:name="Lohit Hindi1" svg:font-family="'Lohit Hindi'"/>
    <style:font-face style:name="OpenSymbol" svg:font-family="OpenSymbol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>
      <style:table-properties style:width="17.852cm" fo:margin-left="0cm" table:align="left"/>
    </style:style>
    <style:style style:name="Taula1.A" style:family="table-column">
      <style:table-column-properties style:column-width="5.666cm"/>
    </style:style>
    <style:style style:name="Taula1.B" style:family="table-column">
      <style:table-column-properties style:column-width="6.172cm"/>
    </style:style>
    <style:style style:name="Taula1.C" style:family="table-column">
      <style:table-column-properties style:column-width="6.015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style:vertical-align="middle" fo:padding="0.097cm" fo:border="0.05pt solid #000000"/>
    </style:style>
    <style:style style:name="Tau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444444" style:font-name="Arial" fo:font-size="12pt" fo:letter-spacing="normal" fo:font-style="normal" fo:font-weight="normal" officeooo:rsid="001d76d0" officeooo:paragraph-rsid="001d76d0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e359c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76d0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e359c" officeooo:paragraph-rsid="001d76d0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8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color="#800000" style:font-name="Arial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style:font-name="Arial" fo:font-size="12pt" officeooo:paragraph-rsid="001eee9a" style:font-size-asian="12pt" style:font-size-complex="12pt"/>
    </style:style>
    <style:style style:name="P8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/>
      <style:text-properties fo:color="#800000" style:font-name="Arial" fo:font-size="12pt" officeooo:paragraph-rsid="001eee9a" style:font-size-asian="12pt" style:font-size-complex="12pt"/>
    </style:style>
    <style:style style:name="P9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800000" style:font-name="Arial" fo:font-size="12pt" officeooo:paragraph-rsid="002294e2" style:font-size-asian="12pt" style:font-size-complex="12pt"/>
    </style:style>
    <style:style style:name="P10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/>
      <style:text-properties style:font-name="Arial" fo:font-size="12pt" officeooo:paragraph-rsid="00204937" style:font-size-asian="12pt" style:font-size-complex="12pt"/>
    </style:style>
    <style:style style:name="P11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1eee9a" style:font-size-asian="12pt" style:font-size-complex="12pt"/>
    </style:style>
    <style:style style:name="P12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204937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204937" style:font-size-asian="12pt" style:font-size-complex="12pt"/>
    </style:style>
    <style:style style:name="P14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20fc02" style:font-size-asian="12pt" style:font-size-complex="12pt"/>
    </style:style>
    <style:style style:name="P15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21cadc" style:font-size-asian="12pt" style:font-size-complex="12pt"/>
    </style:style>
    <style:style style:name="P16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2294e2" style:font-size-asian="12pt" style:font-size-complex="12pt"/>
    </style:style>
    <style:style style:name="P17" style:family="paragraph" style:parent-style-name="Text_20_body">
      <style:paragraph-properties fo:margin-top="0cm" fo:margin-bottom="0.265cm" style:contextual-spacing="false" fo:line-height="100%" fo:text-align="start" style:justify-single-word="false" fo:break-before="page"/>
      <style:text-properties fo:color="#800000" style:font-name="Arial" fo:font-size="12pt" officeooo:paragraph-rsid="002294e2" style:font-size-asian="12pt" style:font-size-complex="12pt"/>
    </style:style>
    <style:style style:name="P18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 fo:break-before="page"/>
      <style:text-properties style:font-name="Arial" fo:font-size="12pt" officeooo:paragraph-rsid="001eee9a" style:font-size-asian="12pt" style:font-size-complex="12pt"/>
    </style:style>
    <style:style style:name="P19" style:family="paragraph" style:parent-style-name="Text_20_body">
      <style:paragraph-properties fo:margin-top="0cm" fo:margin-bottom="0.265cm" style:contextual-spacing="false" fo:line-height="100%" fo:text-align="start" style:justify-single-word="false" fo:break-before="page"/>
      <style:text-properties fo:color="#000000" style:font-name="Arial" fo:font-size="12pt" officeooo:paragraph-rsid="002294e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officeooo:paragraph-rsid="0021cadc" style:font-size-asian="12pt" style:font-weight-asian="bold" style:font-size-complex="12pt" style:font-weight-complex="bold"/>
    </style:style>
    <style:style style:name="T1" style:family="text">
      <style:text-properties officeooo:rsid="001d76d0"/>
    </style:style>
    <style:style style:name="T2" style:family="text">
      <style:text-properties officeooo:rsid="001e359c"/>
    </style:style>
    <style:style style:name="T3" style:family="text">
      <style:text-properties fo:color="#000000" officeooo:rsid="001e359c"/>
    </style:style>
    <style:style style:name="T4" style:family="text">
      <style:text-properties officeooo:rsid="001e5681"/>
    </style:style>
    <style:style style:name="T5" style:family="text">
      <style:text-properties fo:font-variant="normal" fo:text-transform="none" fo:color="#800000" fo:letter-spacing="normal" fo:font-style="normal" fo:font-weight="normal"/>
    </style:style>
    <style:style style:name="T6" style:family="text">
      <style:text-properties fo:font-variant="normal" fo:text-transform="none" fo:color="#800000" fo:letter-spacing="normal" fo:font-style="normal" fo:font-weight="normal" officeooo:rsid="0020fc02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eee9a"/>
    </style:style>
    <style:style style:name="T9" style:family="text">
      <style:text-properties fo:font-variant="normal" fo:text-transform="none" fo:letter-spacing="normal" fo:font-style="normal" fo:font-weight="normal" officeooo:rsid="00204937"/>
    </style:style>
    <style:style style:name="T10" style:family="text">
      <style:text-properties fo:font-variant="normal" fo:text-transform="none" fo:letter-spacing="normal" fo:font-style="normal" fo:font-weight="normal" officeooo:rsid="0020fc02"/>
    </style:style>
    <style:style style:name="T11" style:family="text">
      <style:text-properties fo:font-variant="normal" fo:text-transform="none" fo:letter-spacing="normal" fo:font-style="normal" fo:font-weight="normal" officeooo:rsid="0021cadc"/>
    </style:style>
    <style:style style:name="T12" style:family="text">
      <style:text-properties fo:font-variant="normal" fo:text-transform="none" fo:letter-spacing="normal" fo:font-style="normal" fo:font-weight="normal" officeooo:rsid="002294e2"/>
    </style:style>
    <style:style style:name="T13" style:family="text">
      <style:text-properties officeooo:rsid="0021cadc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ek's Den</text:p>
      <text:p text:style-name="P5">5 DEBILITATS</text:p>
      <text:p text:style-name="P2"><text:span text:style-name="T1"><text:tab/>-No tenim una clientela molt extens</text:span><text:span text:style-name="T2">a, </text:span><text:span text:style-name="T4">els clients son especials.</text:span><text:span text:style-name="T1"><text:line-break/><text:tab/>-Condicionats a actualitzar el producte.<text:line-break/><text:tab/>-Manca experiència.<text:line-break/><text:tab/>-Desconeixement sobre la competència.<text:line-break/><text:tab/>-</text:span><text:span text:style-name="T2">No tenir l'impacte a la societat, que la gent no entengui el servei oferit.</text:span></text:p>
      <text:p text:style-name="P5">5 FORTALESES</text:p>
      <text:p text:style-name="P3"><text:tab/><text:span text:style-name="T1">-Coneixement de tots els serveis oferits, tant com la part del “ciber”, com el manga i els altres serveis hi ha un coneixement que no s'aprèn a les formacions que has de anar adquirint. <text:line-break/><text:tab/>-Instal·lacions adequades per desenvolupar els serveis oferits, hi ha lloc per tot i l'espai es abundant.<text:line-break/><text:tab/>-Diversitat de fonts d'ingrés, ho ferim tanta diversitat de serveis que obtenim ganasses de molt de punts.<text:line-break/><text:tab/>-No ens deixam els doblers amb treballadors per que nosaltres podem fer aquella feina.<text:line-break/><text:tab/>-Es apte per tot els </text:span><text:span text:style-name="T2">públics</text:span><text:span text:style-name="T1">, als e</text:span><text:span text:style-name="T2">sdev</text:span><text:span text:style-name="T1">en</text:span><text:span text:style-name="T2">imen</text:span><text:span text:style-name="T1">ts o les diferents parts de</text:span><text:span text:style-name="T2">l local no cal un tracte especific per a cada edat.</text:span></text:p>
      <text:p text:style-name="P4"/>
      <text:p text:style-name="P5">5 OPORTUNITATS</text:p>
      <text:p text:style-name="P5"><text:tab/><text:span text:style-name="T3">-Nou mercat, aquests tipus de local no es veuen casi mai.<text:line-break/><text:tab/>-Productes especials per a clients especials.<text:line-break/><text:tab/>-Possibilitat de fer interaccions amb altres empreses relacionades, per exemple al “ciber” poder contactar amb colca empresa de videojocs per fer colca esdeveniment.<text:line-break/><text:tab/>-Hi ha un feedback amb els clients que ens fa encaminar els serveis al desitjat pels clients.<text:line-break/><text:tab/>-Els esdeveniments organitzats sempre estirà atraguen nova clientela.</text:span></text:p>
      <text:p text:style-name="P5">5 AMENACES</text:p>
      <text:p text:style-name="P3"><text:span text:style-name="T1"><text:tab/>-Risc de productes obsolets<text:line-break/><text:tab/></text:span><text:span text:style-name="T2">-El creixement lent dins el mercat, xerrant de Mallorca.<text:line-break/><text:tab/>-Entrada de nous competidors intentant imitar els nostre tipus de servei.<text:line-break/><text:tab/>-Saturació de mercat, no donem a bast a tot els que ens demandin. <text:line-break/><text:tab/>-No poder realitzar els esdeveniments que programem per diferents motius adversos. </text:span></text:p>
      <text:p text:style-name="P5">QUE POTSER PUGUI TENIR LA IDEA EMPRENEDORA QUE HAS ANAT</text:p>
      <text:p text:style-name="P7"><text:span text:style-name="T5">PENSANT.</text:span></text:p>
      <text:list xml:id="list8245376811950558038" text:style-name="L4">
        <text:list-item>
          <text:p text:style-name="P18"><text:span text:style-name="T5">Una estratègia de reorientació </text:span><text:span text:style-name="T6">(Manca d'experiència - Esdeveniments)</text:span></text:p>
        </text:list-item>
      </text:list>
      <text:p text:style-name="P11"><text:span text:style-name="T8">Organitzar esdeveniments per així solucionar la manca d'experiència i acabar amb una de les nostres debilitats.</text:span></text:p>
      <text:list xml:id="list1787483572" text:continue-numbering="true" text:style-name="L4">
        <text:list-item>
          <text:p text:style-name="P8"><text:span text:style-name="T7">Una estratègia de supervivència</text:span><text:span text:style-name="T10">(Clientela reduïda – Creixement lent)</text:span></text:p>
        </text:list-item>
      </text:list>
      <text:p text:style-name="P14"><text:span text:style-name="T10">En el cas de que el negoci no vagi bé hauriem d'exposar-nos al mercat pero aconseguir clientela.</text:span></text:p>
      <text:list xml:id="list1417252477" text:continue-numbering="true" text:style-name="L4">
        <text:list-item>
          <text:p text:style-name="P8"><text:bookmark text:name="yui_3_9_1_3_1415788699765_206"/><text:span text:style-name="T7">Una estratègia ofensiva </text:span><text:span text:style-name="T10">(Coneixements – Nou mercat)</text:span></text:p>
        </text:list-item>
      </text:list>
      <text:p text:style-name="P15"><text:span text:style-name="T10">Amb</text:span><text:span text:style-name="T8"> el nostre coneixement d'aquest mercat nou aprofitarem al 100% el seu potencial amb patrocinadors i subvencions dels productes relacionats.</text:span></text:p>
      <text:list xml:id="list560374702" text:continue-numbering="true" text:style-name="L4">
        <text:list-item>
          <text:p text:style-name="P10"><text:span text:style-name="T5">Una estratègia defensiva </text:span><text:span text:style-name="T6">(Instal·lacions - Competidors)</text:span></text:p>
        </text:list-item>
      </text:list>
      <text:p text:style-name="P12"><text:span text:style-name="T9">Tenim advantatge davant els n</text:span><text:span text:style-name="T10">o</text:span><text:span text:style-name="T9">stres competidors ja que tenim una base (coneixements i les instal·lacions) per tant no serien una amenaça.</text:span></text:p>
      <text:list xml:id="list1475112122" text:continue-numbering="true" text:style-name="L4">
        <text:list-header>
          <text:p text:style-name="P13"><text:span text:style-name="T7"><text:s text:c="3"/></text:span><text:span text:style-name="T7"><text:s/></text:span></text:p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20"/>
          </table:table-cell>
          <table:table-cell table:style-name="Taula1.A1" office:value-type="string">
            <text:p text:style-name="P21"><text:span text:style-name="T13">Amenaces</text:span></text:p>
          </table:table-cell>
          <table:table-cell table:style-name="Taula1.C1" office:value-type="string">
            <text:p text:style-name="P21"><text:span text:style-name="T13">Oportunitats</text:span></text:p>
          </table:table-cell>
        </table:table-row>
        <table:table-row>
          <table:table-cell table:style-name="Taula1.A2" office:value-type="string">
            <text:p text:style-name="P21"><text:span text:style-name="T13">Debilitats</text:span></text:p>
          </table:table-cell>
          <table:table-cell table:style-name="Taula1.A2" office:value-type="string">
            <text:p text:style-name="P17"><text:span text:style-name="T10">(Clientela reduïda – Creixement lent)</text:span></text:p>
            <text:p text:style-name="P15"><text:span text:style-name="T10">En el cas de que el negoci no vagi bé hauriem d'exposar-nos al mercat per aconseguir clientela. </text:span><text:span text:style-name="T11">També podriem reduïr preus i fer ofertes.</text:span></text:p>
          </table:table-cell>
          <table:table-cell table:style-name="Taula1.C2" office:value-type="string">
            <text:p text:style-name="P19"><text:span text:style-name="T6">(Manca d'experiència - Esdeveniments)</text:span></text:p>
            <text:p text:style-name="P15"><text:span text:style-name="T8">Organitzar esdeveniments per així solucionar la manca d'experiència i acabar amb una de les nostres debilitats.</text:span></text:p>
          </table:table-cell>
        </table:table-row>
        <table:table-row>
          <table:table-cell table:style-name="Taula1.A2" office:value-type="string">
            <text:p text:style-name="P21"><text:span text:style-name="T13">Fortalesa</text:span></text:p>
          </table:table-cell>
          <table:table-cell table:style-name="Taula1.A2" office:value-type="string">
            <text:p text:style-name="P9"><text:span text:style-name="T12">(</text:span><text:span text:style-name="T10">Coneixements – Nou mercat)</text:span></text:p>
            <text:p text:style-name="P15"><text:span text:style-name="T10">Amb</text:span><text:span text:style-name="T8"> el nostre coneixement d'aquest mercat nou aprofitarem al 100% el seu potencial amb patrocinadors i subvencions dels productes relacionats </text:span><text:span text:style-name="T11">per poder oferir el millor servei als nostres clients.</text:span></text:p>
          </table:table-cell>
          <table:table-cell table:style-name="Taula1.C2" office:value-type="string">
            <text:p text:style-name="P16"><text:span text:style-name="T6">(Instal·lacions - Competidors)</text:span></text:p>
            <text:p text:style-name="P15"><text:span text:style-name="T9">Tenim advantatge davant els n</text:span><text:span text:style-name="T10">o</text:span><text:span text:style-name="T9">stres competidors ja que tenim una base (coneixements i les instal·lacions) per tant no serien una amenaça.</text:span></text:p>
          </table:table-cell>
        </table:table-row>
      </table:table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las" svg:font-family="Conslas"/>
    <style:font-face style:name="Lohit Hindi1" svg:font-family="'Lohit Hindi'"/>
    <style:font-face style:name="OpenSymbol" svg:font-family="OpenSymbol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nsalonic </meta:initial-creator>
    <meta:creation-date>2014-11-05T12:20:34</meta:creation-date>
    <dc:date>2014-11-12T12:55:15</dc:date>
    <dc:creator>ncorralb </dc:creator>
    <meta:editing-duration>PT55M6S</meta:editing-duration>
    <meta:editing-cycles>4</meta:editing-cycles>
    <meta:generator>LibreOffice/4.0.2.2$Linux_X86_64 LibreOffice_project/400m0$Build-2</meta:generator>
    <meta:document-statistic meta:table-count="1" meta:image-count="0" meta:object-count="0" meta:page-count="2" meta:paragraph-count="32" meta:word-count="487" meta:character-count="3221" meta:non-whitespace-character-count="2739"/>
  </office:meta>
</office:document-meta>
</file>